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8.015cm" fo:min-width="16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15.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7" style:family="graphic" style:parent-style-name="objectwithoutfill">
      <style:graphic-properties draw:stroke="solid" draw:stroke-dash="Fine_20_Dashed" svg:stroke-color="#0066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5cm" fo:min-width="6.7cm"/>
    </style:style>
    <style:style style:name="gr20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objectwithoutfill">
      <style:graphic-properties svg:stroke-color="#ff3333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823cm"/>
    </style:style>
    <style:style style:name="gr28" style:family="graphic" style:parent-style-name="objectwithoutfill">
      <style:graphic-properties svg:stroke-color="#0066ff" draw:marker-start="Arrow" draw:marker-start-width="0.3cm" draw:marker-end="Arrow" draw:marker-end-width="0.3cm" draw:fill="solid" draw:textarea-vertical-align="middle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30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31" style:family="graphic" style:parent-style-name="objectwithoutfill">
      <style:graphic-properties svg:stroke-color="#ff3333" draw:fill="solid" draw:textarea-vertical-align="middle"/>
    </style:style>
    <style:style style:name="gr3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8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6.7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7cm" svg:y="1.4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8cm" svg:y="2.8cm">
          <text:p text:style-name="P3"><text:span text:style-name="T1">JSSE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5.6cm" svg:x="12.62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2.4cm" svg:y="1.4cm">
          <draw:text-box>
            <text:p><text:span text:style-name="T1">Java stdlib</text:span></text:p>
          </draw:text-box>
        </draw:frame>
        <draw:custom-shape draw:style-name="gr6" draw:text-style-name="P4" xml:id="id2" draw:id="id2" draw:layer="layout" svg:width="5.059cm" svg:height="1.6cm" svg:x="13.0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3.236cm" svg:height="1.6cm" svg:x="13.1cm" svg:y="5.5cm">
          <text:p text:style-name="P3"><text:span text:style-name="T1">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5.5cm" svg:y1="3.6cm" svg:x2="8cm" svg:y2="3.6cm" draw:end-shape="id1" draw:end-glue-point="3" svg:d="M5500 3600h2500" svg:viewBox="0 0 2501 1">
          <text:p/>
        </draw:connector>
        <draw:connector draw:style-name="gr9" draw:text-style-name="P5" draw:layer="layout" draw:type="line" svg:x1="11.5cm" svg:y1="3.6cm" svg:x2="13.041cm" svg:y2="3.6cm" draw:start-shape="id1" draw:start-glue-point="1" draw:end-shape="id2" svg:d="M11500 3600h1541" svg:viewBox="0 0 1542 1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2" draw:text-style-name="P1" draw:layer="layout" svg:width="15.7cm" svg:height="6.2cm" svg:x="2.4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.675cm" svg:height="0.886cm" svg:x="16.51cm" svg:y="10.893cm">
          <draw:text-box>
            <text:p><text:span text:style-name="T1">APR</text:span></text:p>
          </draw:text-box>
        </draw:frame>
        <draw:custom-shape draw:style-name="gr13" draw:text-style-name="P4" xml:id="id4" draw:id="id4" draw:layer="layout" svg:width="14.8cm" svg:height="1.6cm" svg:x="2.8cm" svg:y="12.4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4.4cm" svg:height="1.6cm" svg:x="5.6cm" svg:y="15.2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3" draw:id="id3" draw:layer="layout" svg:width="4.42cm" svg:height="1.6cm" svg:x="2.3cm" svg:y="5.5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4.2cm" svg:y1="4.4cm" svg:x2="4.2cm" svg:y2="5.5cm">
          <text:p/>
        </draw:line>
        <draw:connector draw:style-name="gr18" draw:text-style-name="P5" draw:layer="layout" draw:line-skew="-0.05cm" svg:x1="4.51cm" svg:y1="7.1cm" svg:x2="10.2cm" svg:y2="12.4cm" draw:start-shape="id3" draw:start-glue-point="2" draw:end-shape="id4" svg:d="M4510 7100v2600h5690v2700" svg:viewBox="0 0 5691 5301">
          <text:p/>
        </draw:connector>
        <draw:line draw:style-name="gr17" draw:text-style-name="P5" draw:layer="layout" svg:x1="7.7cm" svg:y1="14cm" svg:x2="7.7cm" svg:y2="15.2cm">
          <text:p/>
        </draw:line>
        <draw:custom-shape draw:style-name="gr15" draw:text-style-name="P4" xml:id="id8" draw:id="id8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5" draw:text-style-name="P4" xml:id="id6" draw:id="id6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-0.2cm" svg:x1="10cm" svg:y1="16cm" svg:x2="12.4cm" svg:y2="22.2cm" draw:start-shape="id5" draw:start-glue-point="1" draw:end-shape="id6" draw:end-glue-point="3" svg:d="M10000 16000h1000v6200h1400" svg:viewBox="0 0 2401 6201">
          <text:p/>
        </draw:connector>
        <draw:connector draw:style-name="gr8" draw:text-style-name="P5" draw:layer="layout" draw:line-skew="2.199cm" svg:x1="16.336cm" svg:y1="6.3cm" svg:x2="16.8cm" svg:y2="22.2cm" draw:start-shape="id7" draw:start-glue-point="1" draw:end-shape="id6" draw:end-glue-point="1" svg:d="M16336 6300h3164v15900h-2700" svg:viewBox="0 0 3165 15901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25" draw:text-style-name="P7" draw:layer="layout" svg:x1="2.2cm" svg:y1="26.3cm" svg:x2="3.8cm" svg:y2="26.3cm">
          <text:p/>
        </draw:line>
        <draw:line draw:style-name="gr17" draw:text-style-name="P5" draw:layer="layout" svg:x1="2.2cm" svg:y1="25.3cm" svg:x2="3.8cm" svg:y2="25.3cm">
          <text:p/>
        </draw:line>
        <draw:line draw:style-name="gr26" draw:text-style-name="P7" draw:layer="layout" svg:x1="2.2cm" svg:y1="24.3cm" svg:x2="3.8cm" svg:y2="24.3cm">
          <text:p/>
        </draw:line>
        <draw:frame draw:style-name="gr27" draw:text-style-name="P8" draw:layer="layout" svg:width="6.8cm" svg:height="1.073cm" svg:x="4cm" svg:y="24cm">
          <draw:text-box>
            <text:p><text:span text:style-name="T3">JSSE SSL Engine + Java sockets</text:span></text:p>
          </draw:text-box>
        </draw:frame>
        <draw:frame draw:style-name="gr27" draw:text-style-name="P8" draw:layer="layout" svg:width="7.4cm" svg:height="1.073cm" svg:x="4cm" svg:y="25cm">
          <draw:text-box>
            <text:p><text:span text:style-name="T3">OpenSSL Engine through APR sockets</text:span></text:p>
          </draw:text-box>
        </draw:frame>
        <draw:frame draw:style-name="gr27" draw:text-style-name="P8" draw:layer="layout" svg:width="6.8cm" svg:height="1.073cm" svg:x="4cm" svg:y="26cm">
          <draw:text-box>
            <text:p><text:span text:style-name="T3">OpenSSL Engine with Java sockets</text:span></text:p>
          </draw:text-box>
        </draw:fram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7" draw:layer="layout" svg:x1="7.2cm" svg:y1="22.2cm" svg:x2="7.8cm" svg:y2="16.8cm" draw:start-shape="id8" draw:start-glue-point="1" draw:end-shape="id5" draw:end-glue-point="2" svg:d="M7200 22200h600v-5400" svg:viewBox="0 0 601 5401">
          <text:p/>
        </draw:connector>
        <draw:custom-shape draw:style-name="gr16" draw:text-style-name="P4" draw:layer="layout" svg:width="4.42cm" svg:height="1.6cm" svg:x="7.18cm" svg:y="7cm">
          <text:p text:style-name="P3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9.75cm" svg:y1="4.4cm" svg:x2="13.1cm" svg:y2="6.3cm" draw:start-shape="id1" draw:start-glue-point="2" draw:end-shape="id7" draw:end-glue-point="3" svg:d="M9750 4400v1900h3350" svg:viewBox="0 0 3351 1901">
          <text:p/>
        </draw:connector>
        <draw:line draw:style-name="gr30" draw:text-style-name="P3" draw:layer="layout" svg:x1="8.9cm" svg:y1="4.4cm" svg:x2="8.9cm" svg:y2="7cm">
          <text:p/>
        </draw:line>
        <draw:line draw:style-name="gr30" draw:text-style-name="P3" draw:layer="layout" svg:x1="8.8cm" svg:y1="8.6cm" svg:x2="8.8cm" svg:y2="12.4cm">
          <text:p/>
        </draw:line>
        <draw:line draw:style-name="gr30" draw:text-style-name="P3" draw:layer="layout" svg:x1="4.6cm" svg:y1="14cm" svg:x2="4.6cm" svg:y2="21.4cm">
          <text:p/>
        </draw:line>
        <draw:line draw:style-name="gr25" draw:text-style-name="P7" draw:layer="layout" svg:x1="5.8cm" svg:y1="3.2cm" svg:x2="8cm" svg:y2="3.2cm">
          <text:p/>
        </draw:line>
        <draw:connector draw:style-name="gr29" draw:text-style-name="P7" draw:layer="layout" svg:x1="9.75cm" svg:y1="4.4cm" svg:x2="13.1cm" svg:y2="6.3cm" draw:start-shape="id1" draw:start-glue-point="2" draw:end-shape="id7" draw:end-glue-point="3" svg:d="M9750 4400v1900h3350" svg:viewBox="0 0 3351 1901">
          <text:p/>
        </draw:connector>
        <draw:connector draw:style-name="gr9" draw:text-style-name="P5" draw:layer="layout" draw:type="line" svg:x1="11.501cm" svg:y1="3.6cm" svg:x2="13.042cm" svg:y2="3.6cm" svg:d="M11501 3600h1541" svg:viewBox="0 0 1542 1">
          <text:p/>
        </draw:connector>
        <draw:line draw:style-name="gr25" draw:text-style-name="P7" draw:layer="layout" svg:x1="10.4cm" svg:y1="5.8cm" svg:x2="13.1cm" svg:y2="5.8cm">
          <text:p/>
        </draw:line>
        <draw:line draw:style-name="gr25" draw:text-style-name="P7" draw:layer="layout" svg:x1="10.4cm" svg:y1="5.8cm" svg:x2="10.4cm" svg:y2="4.4cm">
          <text:p/>
        </draw:line>
        <draw:line draw:style-name="gr31" draw:text-style-name="P7" draw:layer="layout" svg:x1="16.3cm" svg:y1="6.7cm" svg:x2="19cm" svg:y2="6.7cm">
          <text:p/>
        </draw:line>
        <draw:line draw:style-name="gr31" draw:text-style-name="P7" draw:layer="layout" svg:x1="19cm" svg:y1="6.7cm" svg:x2="19cm" svg:y2="21.8cm">
          <text:p/>
        </draw:line>
        <draw:line draw:style-name="gr25" draw:text-style-name="P7" draw:layer="layout" svg:x1="19cm" svg:y1="21.8cm" svg:x2="16.8cm" svg:y2="21.8cm">
          <text:p/>
        </draw:line>
      </draw:page>
      <draw:page draw:name="page2" draw:style-name="dp1" draw:master-page-name="Standard">
        <draw:custom-shape draw:style-name="gr32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5.197cm" svg:height="0.886cm" svg:x="1.7cm" svg:y="1.4cm">
          <draw:text-box>
            <text:p><text:span text:style-name="T1">Tomcat / Undertow</text:span></text:p>
          </draw:text-box>
        </draw:frame>
        <draw:custom-shape draw:style-name="gr14" draw:text-style-name="P4" xml:id="id9" draw:id="id9" draw:layer="layout" svg:width="3.3cm" svg:height="1.6cm" svg:x="6.98cm" svg:y="2.773cm">
          <text:p text:style-name="P3"><text:span text:style-name="T1">JSSE Impl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127cm" svg:y="1.4cm">
          <draw:text-box>
            <text:p><text:span text:style-name="T1">Java stdlib</text:span></text:p>
          </draw:text-box>
        </draw:frame>
        <draw:custom-shape draw:style-name="gr35" draw:text-style-name="P4" xml:id="id10" draw:id="id10" draw:layer="layout" svg:width="3.9cm" svg:height="1.6cm" svg:x="13cm" svg:y="2.8cm">
          <text:p text:style-name="P3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5.5cm" svg:y1="3.6cm" svg:x2="6.98cm" svg:y2="3.573cm" draw:end-shape="id9" draw:end-glue-point="3" svg:d="M5500 3600l1480-27" svg:viewBox="0 0 1481 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3" draw:text-style-name="P4" xml:id="id13" draw:id="id13" draw:layer="layout" svg:width="14.8cm" svg:height="1.6cm" svg:x="2.8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2" draw:id="id12" draw:layer="layout" svg:width="4.42cm" svg:height="1.6cm" svg:x="5.9cm" svg:y="6cm">
          <text:p text:style-name="P3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5" draw:text-style-name="P4" xml:id="id11" draw:id="id11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line-skew="2.199cm" svg:x1="16.9cm" svg:y1="3.6cm" svg:x2="16.8cm" svg:y2="22.2cm" draw:start-shape="id10" draw:start-glue-point="1" draw:end-shape="id11" draw:end-glue-point="1" svg:d="M16900 3600h2700v18600h-2800" svg:viewBox="0 0 2801 18601">
          <text:p/>
        </draw:connector>
        <draw:connector draw:style-name="gr8" draw:text-style-name="P5" draw:layer="layout" draw:type="line" svg:x1="10.28cm" svg:y1="3.573cm" svg:x2="13cm" svg:y2="3.6cm" draw:start-shape="id9" draw:start-glue-point="1" draw:end-shape="id10" svg:d="M10280 3573l2720 27" svg:viewBox="0 0 2721 28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36" draw:text-style-name="P3" draw:layer="layout" svg:x1="8.4cm" svg:y1="4.4cm" svg:x2="8.4cm" svg:y2="6cm">
          <text:p/>
        </draw:line>
        <draw:line draw:style-name="gr36" draw:text-style-name="P3" draw:layer="layout" svg:x1="5cm" svg:y1="21.4cm" svg:x2="5cm" svg:y2="14cm">
          <text:p/>
        </draw:line>
        <draw:connector draw:style-name="gr9" draw:text-style-name="P5" draw:layer="layout" svg:x1="8.11cm" svg:y1="7.6cm" svg:x2="10.2cm" svg:y2="12.4cm" draw:start-shape="id12" draw:start-glue-point="2" draw:end-shape="id13" draw:end-glue-point="0" svg:d="M81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3-28T18:10:25.769698132</dc:date>
    <meta:editing-duration>PT1H16M26S</meta:editing-duration>
    <meta:editing-cycles>44</meta:editing-cycles>
    <meta:generator>LibreOffice/5.1.1.3$Linux_X86_64 LibreOffice_project/10m0$Build-3</meta:generator>
    <meta:document-statistic meta:object-count="78"/>
  </office:meta>
</office:document-meta>
</file>